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2437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4028in"/>
    </style:style>
    <style:style style:name="co11" style:family="table-column">
      <style:table-column-properties fo:break-before="auto" style:column-width="0.4909in"/>
    </style:style>
    <style:style style:name="co12" style:family="table-column">
      <style:table-column-properties fo:break-before="auto" style:column-width="0.2492in"/>
    </style:style>
    <style:style style:name="co13" style:family="table-column">
      <style:table-column-properties fo:break-before="auto" style:column-width="0.289in"/>
    </style:style>
    <style:style style:name="co14" style:family="table-column">
      <style:table-column-properties fo:break-before="auto" style:column-width="0.58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118in" fo:break-before="auto" style:use-optimal-row-height="false"/>
    </style:style>
    <style:style style:name="ro7" style:family="table-row">
      <style:table-row-properties style:row-height="0.2661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37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PageStyle_5f_部屋番">
      <style:table-properties table:display="true" style:writing-mode="lr-tb"/>
    </style:style>
    <style:style style:name="ta2" style:family="table" style:master-page-name="PageStyle_5f_2017.11">
      <style:table-properties table:display="true" style:writing-mode="lr-tb"/>
    </style:style>
    <style:style style:name="ta3" style:family="table" style:master-page-name="PageStyle_5f_2017.12">
      <style:table-properties table:display="true" style:writing-mode="lr-tb"/>
    </style:style>
    <style:style style:name="ta4" style:family="table" style:master-page-name="PageStyle_5f_2018.1">
      <style:table-properties table:display="true" style:writing-mode="lr-tb"/>
    </style:style>
    <style:style style:name="ta5" style:family="table" style:master-page-name="PageStyle_5f_2018.2">
      <style:table-properties table:display="true" style:writing-mode="lr-tb"/>
    </style:style>
    <style:style style:name="ta6" style:family="table" style:master-page-name="PageStyle_5f_2018.2_28_2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Gothic" fo:font-size="12pt" fo:font-style="normal" fo:text-shadow="none" style:text-underline-style="none" fo:font-weight="normal" style:font-name-asian="MS Gothic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e46c0a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able-cell-properties style:rotation-align="none"/>
      <style:text-properties fo:font-size="12pt" style:font-size-asian="12pt" style:font-size-complex="12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4">
      <style:table-cell-properties style:rotation-align="none"/>
      <style:text-properties fo:font-size="12pt" style:font-size-asian="12pt" style:font-size-complex="12p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5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ＭＳ Ｐゴシック1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ext-properties style:font-name="ＭＳ Ｐゴシック" fo:font-size="12pt" style:font-name-asian="ＭＳ Ｐゴシック" style:font-size-asian="12pt" style:font-name-complex="FreeSan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部屋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3" office:value-type="string" calcext:value-type="string">
            <text:p>平松兄</text:p>
          </table:table-cell>
          <table:table-cell table:number-columns-repeated="1022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3"/>
          <table:table-cell/>
          <table:table-cell table:style-name="ce3" office:value-type="string" calcext:value-type="string">
            <text:p>平松兄</text:p>
          </table:table-cell>
          <table:table-cell table:number-columns-repeated="1020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3" office:value-type="string" calcext:value-type="string">
            <text:p>森下兄</text:p>
          </table:table-cell>
          <table:table-cell/>
          <table:table-cell table:style-name="ce3" office:value-type="string" calcext:value-type="string">
            <text:p>森下兄</text:p>
          </table:table-cell>
          <table:table-cell table:number-columns-repeated="1020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3"/>
          <table:table-cell/>
          <table:table-cell table:style-name="ce3" office:value-type="string" calcext:value-type="string">
            <text:p>カルナー姉</text:p>
          </table:table-cell>
          <table:table-cell table:number-columns-repeated="1020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3" office:value-type="string" calcext:value-type="string">
            <text:p>カルナー姉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20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康姉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20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20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4" office:value-type="string" calcext:value-type="string">
            <text:p>アキラ兄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4" office:value-type="string" calcext:value-type="string">
            <text:p>アキラ兄</text:p>
          </table:table-cell>
          <table:table-cell/>
          <table:table-cell table:style-name="ce3" office:value-type="string" calcext:value-type="string">
            <text:p>姜兄</text:p>
          </table:table-cell>
          <table:table-cell table:number-columns-repeated="102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20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20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20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3"/>
          <table:table-cell/>
          <table:table-cell table:style-name="ce5" office:value-type="string" calcext:value-type="string">
            <text:p>麻生姉</text:p>
          </table:table-cell>
          <table:table-cell table:number-columns-repeated="1020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20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5" office:value-type="string" calcext:value-type="string">
            <text:p>麻生姉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20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3"/>
          <table:table-cell/>
          <table:table-cell table:style-name="ce3" office:value-type="string" calcext:value-type="string">
            <text:p>松永姉</text:p>
          </table:table-cell>
          <table:table-cell table:number-columns-repeated="1020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3"/>
          <table:table-cell/>
          <table:table-cell table:style-name="ce3" office:value-type="string" calcext:value-type="string">
            <text:p>堀兄</text:p>
          </table:table-cell>
          <table:table-cell table:number-columns-repeated="1020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3" office:value-type="string" calcext:value-type="string">
            <text:p>伊村兄</text:p>
          </table:table-cell>
          <table:table-cell/>
          <table:table-cell table:style-name="ce3" office:value-type="string" calcext:value-type="string">
            <text:p>藤原兄</text:p>
          </table:table-cell>
          <table:table-cell table:number-columns-repeated="1020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3" office:value-type="string" calcext:value-type="string">
            <text:p>藤木兄</text:p>
          </table:table-cell>
          <table:table-cell/>
          <table:table-cell table:style-name="ce3" office:value-type="string" calcext:value-type="string">
            <text:p>三島兄</text:p>
          </table:table-cell>
          <table:table-cell table:number-columns-repeated="1020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3" office:value-type="string" calcext:value-type="string">
            <text:p>井下姉</text:p>
          </table:table-cell>
          <table:table-cell table:number-columns-repeated="1020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3" office:value-type="string" calcext:value-type="string">
            <text:p>堀兄</text:p>
          </table:table-cell>
          <table:table-cell/>
          <table:table-cell table:style-name="ce5" office:value-type="string" calcext:value-type="string">
            <text:p>サラ姉</text:p>
          </table:table-cell>
          <table:table-cell table:number-columns-repeated="1020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3" office:value-type="string" calcext:value-type="string">
            <text:p>藤原兄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3" office:value-type="string" calcext:value-type="string">
            <text:p>三島兄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3" office:value-type="string" calcext:value-type="string">
            <text:p>井下姉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5" office:value-type="string" calcext:value-type="string">
            <text:p>サラ姉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1" table:style-name="ta2"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3" table:default-cell-style-name="ce6"/>
        <table:table-column table:style-name="co7" table:default-cell-style-name="ce6"/>
        <table:table-column table:style-name="co5" table:number-columns-repeated="1015" table:default-cell-style-name="ce6"/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金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井下姉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草間姉</text:p>
          </table:table-cell>
          <table:table-cell/>
          <table:table-cell table:style-name="ce22"/>
          <table:table-cell table:number-columns-repeated="1013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公開講演会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徳永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1回聖研準備会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Default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土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火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1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原兄</text:p>
          </table:table-cell>
          <table:table-cell table:style-name="ce12"/>
          <table:table-cell table:style-name="ce7" office:value-type="string" calcext:value-type="string">
            <text:p>11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number-columns-repeated="1015"/>
        </table:table-row>
        <table:table-row table:style-name="ro3">
          <table:table-cell table:style-name="ce8" table:number-columns-repeated="2"/>
          <table:table-cell table:number-columns-repeated="3"/>
          <table:table-cell table:style-name="ce13"/>
          <table:table-cell table:style-name="ce16"/>
          <table:table-cell table:style-name="ce17"/>
          <table:table-cell table:style-name="ce21"/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office:value-type="string" calcext:value-type="string">
            <text:p>来月　姜～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.12" table:style-name="ta3">
        <table:table-column table:style-name="co4" table:default-cell-style-name="ce24"/>
        <table:table-column table:style-name="co8" table:number-columns-repeated="2" table:default-cell-style-name="ce24"/>
        <table:table-column table:style-name="co6" table:default-cell-style-name="ce24"/>
        <table:table-column table:style-name="co4" table:default-cell-style-name="ce24"/>
        <table:table-column table:style-name="co8" table:number-columns-repeated="3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6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聖研反省会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6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/>
          <table:table-cell table:style-name="ce22"/>
          <table:table-cell table:number-columns-repeated="1013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浜村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浅海兄</text:p>
          </table:table-cell>
          <table:table-cell table:style-name="ce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水</text:p>
          </table:table-cell>
          <table:table-cell table:style-name="ce19" office:value-type="string" calcext:value-type="string">
            <text:p>全体合唱練習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クリスマス祝会</text:p>
          </table:table-cell>
          <table:table-cell table:style-name="ce6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月</text:p>
          </table:table-cell>
          <table:table-cell table:style-name="ce10" office:value-type="string" calcext:value-type="string">
            <text:p>クリスマス祝会反省会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徳永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水</text:p>
          </table:table-cell>
          <table:table-cell table:style-name="ce25" office:value-type="string" calcext:value-type="string">
            <text:p>佐藤姉入舎早祷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呉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12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2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土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3">
          <table:table-cell table:style-name="ce23" table:number-columns-repeated="2"/>
          <table:table-cell table:number-columns-repeated="3"/>
          <table:table-cell table:style-name="ce7" office:value-type="string" calcext:value-type="string">
            <text:p>12月</text:p>
          </table:table-cell>
          <table:table-cell table:style-name="ce15" office:value-type="string" calcext:value-type="string">
            <text:p>3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table:style-name="ce6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姜～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徐金＋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1" table:style-name="ta4">
        <office:forms form:automatic-focus="false" form:apply-design-mode="false"/>
        <table:table-column table:style-name="co4" table:default-cell-style-name="ce24"/>
        <table:table-column table:style-name="co8" table:number-columns-repeated="2" table:default-cell-style-name="ce24"/>
        <table:table-column table:style-name="co6" table:default-cell-style-name="ce24"/>
        <table:table-column table:style-name="co4" table:default-cell-style-name="ce24"/>
        <table:table-column table:style-name="co8" table:number-columns-repeated="3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徐兄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分団祈祷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姜兄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木</text:p>
          </table:table-cell>
          <table:table-cell table:style-name="ce27" office:value-type="string" calcext:value-type="string">
            <text:p>OB座談会</text:p>
          </table:table-cell>
          <table:table-cell/>
          <table:table-cell table:style-name="ce22"/>
          <table:table-cell table:number-columns-repeated="1013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浅海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1回聖研準備会</text:p>
          </table:table-cell>
          <table:table-cell table:style-name="ce6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水</text:p>
          </table:table-cell>
          <table:table-cell table:style-name="ce26" office:value-type="string" calcext:value-type="string">
            <text:p>金姉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草間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佐藤姉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伊村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2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平松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1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藤木兄</text:p>
          </table:table-cell>
          <table:table-cell table:style-name="ce12"/>
          <table:table-cell table:style-name="ce7" office:value-type="string" calcext:value-type="string">
            <text:p>1月</text:p>
          </table:table-cell>
          <table:table-cell table:style-name="ce14" office:value-type="string" calcext:value-type="string">
            <text:p>30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5"/>
        </table:table-row>
        <table:table-row table:style-name="ro4">
          <table:table-cell table:style-name="ce23" table:number-columns-repeated="2"/>
          <table:table-cell table:number-columns-repeated="3"/>
          <table:table-cell table:style-name="ce7" office:value-type="string" calcext:value-type="string">
            <text:p>1月</text:p>
          </table:table-cell>
          <table:table-cell table:style-name="ce15" office:value-type="string" calcext:value-type="string">
            <text:p>31日</text:p>
          </table:table-cell>
          <table:table-cell table:style-name="ce9" office:value-type="string" calcext:value-type="string">
            <text:p>水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ce6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18"/>
          <table:table-cell table:style-name="ce6"/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康姉～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2(改)" table:style-name="ta5">
        <table:table-column table:style-name="co9" table:number-columns-repeated="2" table:default-cell-style-name="ce24"/>
        <table:table-column table:style-name="co10" table:default-cell-style-name="ce24"/>
        <table:table-column table:style-name="co6" table:default-cell-style-name="ce24"/>
        <table:table-column table:style-name="co11" table:default-cell-style-name="ce24"/>
        <table:table-column table:style-name="co9" table:number-columns-repeated="2" table:default-cell-style-name="ce24"/>
        <table:table-column table:style-name="co10" table:default-cell-style-name="ce24"/>
        <table:table-column table:style-name="co7" table:default-cell-style-name="ce24"/>
        <table:table-column table:style-name="co8" table:number-columns-repeated="1015" table:default-cell-style-name="ce24"/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1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17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6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第1回聖研準備会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1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22"/>
          <table:table-cell table:number-columns-repeated="1013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1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0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聖研反省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2回聖研準備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2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松永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合同祈祷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3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徐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 table:style-name="ce6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4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藤原兄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呉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6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金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5" office:value-type="string" calcext:value-type="string">
            <text:p>27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火</text:p>
          </table:table-cell>
          <table:table-cell table:style-name="ce10" office:value-type="string" calcext:value-type="string">
            <text:p>第3回聖研準備会</text:p>
          </table:table-cell>
          <table:table-cell table:style-name="ce12"/>
          <table:table-cell table:style-name="ce7" office:value-type="string" calcext:value-type="string">
            <text:p>2月</text:p>
          </table:table-cell>
          <table:table-cell table:style-name="ce14" office:value-type="string" calcext:value-type="string">
            <text:p>28日</text:p>
          </table:table-cell>
          <table:table-cell table:style-name="ce9" office:value-type="string" calcext:value-type="string">
            <text:p>水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6" table:number-columns-repeated="4"/>
          <table:table-cell table:number-columns-repeated="1015"/>
        </table:table-row>
        <table:table-row table:style-name="ro4">
          <table:table-cell table:style-name="ce7" office:value-type="string" calcext:value-type="string">
            <text:p>2月</text:p>
          </table:table-cell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聖書研究会</text:p>
          </table:table-cell>
          <table:table-cell table:style-name="ce12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3" table:number-columns-repeated="2"/>
          <table:table-cell table:style-name="Default" table:number-columns-repeated="2"/>
          <table:table-cell/>
          <table:table-cell table:style-name="ce6" table:number-columns-repeated="3"/>
          <table:table-cell table:style-name="ce6" office:value-type="string" calcext:value-type="string">
            <text:p>退舎早祷の時期：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3"/>
          <table:table-cell table:style-name="ce6"/>
          <table:table-cell table:style-name="ce6" office:value-type="string" calcext:value-type="string">
            <text:p>草間姉３月中旬、金姉３月いつでも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6" table:number-columns-repeated="2"/>
          <table:table-cell table:number-columns-repeated="3"/>
          <table:table-cell table:style-name="ce18"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次月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草間姉～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office:value-type="string" calcext:value-type="string">
            <text:p>徳永兄+１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.3" table:style-name="ta6">
        <office:forms form:automatic-focus="false" form:apply-design-mode="false"/>
        <table:table-column table:style-name="co9" table:number-columns-repeated="2" table:default-cell-style-name="ce24"/>
        <table:table-column table:style-name="co10" table:default-cell-style-name="ce24"/>
        <table:table-column table:style-name="co6" table:default-cell-style-name="ce24"/>
        <table:table-column table:style-name="co12" table:default-cell-style-name="ce24"/>
        <table:table-column table:style-name="co9" table:default-cell-style-name="ce24"/>
        <table:table-column table:style-name="co10" table:default-cell-style-name="ce24"/>
        <table:table-column table:style-name="co7" table:default-cell-style-name="ce24"/>
        <table:table-column table:style-name="co8" table:number-columns-repeated="1015" table:default-cell-style-name="ce24"/>
        <table:table-column table:style-name="co8" table:default-cell-style-name="Default"/>
        <table:table-row table:style-name="ro5">
          <table:table-cell table:style-name="ce28" table:number-columns-repeated="2"/>
          <table:table-cell table:style-name="ce18"/>
          <table:table-cell table:style-name="ce30"/>
          <table:table-cell table:style-name="ce2"/>
          <table:table-cell table:style-name="ce31"/>
          <table:table-cell table:style-name="ce18"/>
          <table:table-cell table:style-name="ce34"/>
          <table:table-cell/>
          <table:table-cell table:style-name="ce6"/>
          <table:table-cell table:number-columns-repeated="1014"/>
        </table:table-row>
        <table:table-row table:style-name="ro6">
          <table:table-cell table:style-name="ce28"/>
          <table:table-cell table:style-name="ce29" office:value-type="string" calcext:value-type="string" table:number-columns-spanned="7" table:number-rows-spanned="1">
            <text:p>2018年3月早祷表</text:p>
          </table:table-cell>
          <table:covered-table-cell table:style-name="ce18"/>
          <table:covered-table-cell table:style-name="ce30"/>
          <table:covered-table-cell table:style-name="ce2"/>
          <table:covered-table-cell table:style-name="ce31"/>
          <table:covered-table-cell table:style-name="ce18"/>
          <table:covered-table-cell table:style-name="ce34"/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総会</text:p>
          </table:table-cell>
          <table:table-cell table:style-name="ce2"/>
          <table:table-cell table:style-name="ce32" office:value-type="string" calcext:value-type="string">
            <text:p>16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休み</text:p>
          </table:table-cell>
          <table:table-cell table:style-name="ce2"/>
          <table:table-cell table:style-name="ce33" office:value-type="string" calcext:value-type="string">
            <text:p>17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6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平松兄</text:p>
          </table:table-cell>
          <table:table-cell table:style-name="ce2"/>
          <table:table-cell table:style-name="ce32" office:value-type="string" calcext:value-type="string">
            <text:p>1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22"/>
          <table:table-cell table:number-columns-repeated="1014"/>
        </table:table-row>
        <table:table-row table:style-name="ro7">
          <table:table-cell table:style-name="ce28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2"/>
          <table:table-cell table:style-name="ce33" office:value-type="string" calcext:value-type="string">
            <text:p>19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伊村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アキラ兄</text:p>
          </table:table-cell>
          <table:table-cell table:style-name="ce2"/>
          <table:table-cell table:style-name="ce32" office:value-type="string" calcext:value-type="string">
            <text:p>20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藤木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康姉</text:p>
          </table:table-cell>
          <table:table-cell table:style-name="ce12"/>
          <table:table-cell table:style-name="ce33" office:value-type="string" calcext:value-type="string">
            <text:p>21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松永姉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 table:style-name="ce12"/>
          <table:table-cell table:style-name="ce32" office:value-type="string" calcext:value-type="string">
            <text:p>22日</text:p>
          </table:table-cell>
          <table:table-cell table:style-name="ce9" office:value-type="string" calcext:value-type="string">
            <text:p>木</text:p>
          </table:table-cell>
          <table:table-cell table:style-name="ce35" office:value-type="string" calcext:value-type="string">
            <text:p>徐兄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木</text:p>
          </table:table-cell>
          <table:table-cell table:style-name="ce1" office:value-type="string" calcext:value-type="string">
            <text:p>山岸兄</text:p>
          </table:table-cell>
          <table:table-cell table:style-name="ce12"/>
          <table:table-cell table:style-name="ce33" office:value-type="string" calcext:value-type="string">
            <text:p>23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藤原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金</text:p>
          </table:table-cell>
          <table:table-cell table:style-name="ce10" office:value-type="string" calcext:value-type="string">
            <text:p>修養会</text:p>
          </table:table-cell>
          <table:table-cell table:style-name="ce6"/>
          <table:table-cell table:style-name="ce32" office:value-type="string" calcext:value-type="string">
            <text:p>24日</text:p>
          </table:table-cell>
          <table:table-cell table:style-name="ce9" office:value-type="string" calcext:value-type="string">
            <text:p>土</text:p>
          </table:table-cell>
          <table:table-cell table:style-name="ce35" office:value-type="string" calcext:value-type="string">
            <text:p>呉兄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土</text:p>
          </table:table-cell>
          <table:table-cell table:style-name="ce10" office:value-type="string" calcext:value-type="string">
            <text:p>修養会</text:p>
          </table:table-cell>
          <table:table-cell table:style-name="ce12"/>
          <table:table-cell table:style-name="ce33" office:value-type="string" calcext:value-type="string">
            <text:p>2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12"/>
          <table:table-cell table:style-name="ce32" office:value-type="string" calcext:value-type="string">
            <text:p>26日</text:p>
          </table:table-cell>
          <table:table-cell table:style-name="ce9" office:value-type="string" calcext:value-type="string">
            <text:p>月</text:p>
          </table:table-cell>
          <table:table-cell table:style-name="ce35" office:value-type="string" calcext:value-type="string">
            <text:p>金姉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 table:style-name="ce12"/>
          <table:table-cell table:style-name="ce33" office:value-type="string" calcext:value-type="string">
            <text:p>27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井下姉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浜村兄</text:p>
          </table:table-cell>
          <table:table-cell table:style-name="ce12"/>
          <table:table-cell table:style-name="ce32" office:value-type="string" calcext:value-type="string">
            <text:p>28日</text:p>
          </table:table-cell>
          <table:table-cell table:style-name="ce9" office:value-type="string" calcext:value-type="string">
            <text:p>水</text:p>
          </table:table-cell>
          <table:table-cell table:style-name="ce35" office:value-type="string" calcext:value-type="string">
            <text:p>草間姉退舎早祷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浅海兄</text:p>
          </table:table-cell>
          <table:table-cell table:style-name="ce12"/>
          <table:table-cell table:style-name="ce32" office:value-type="string" calcext:value-type="string">
            <text:p>29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number-columns-repeated="1016"/>
        </table:table-row>
        <table:table-row table:style-name="ro7">
          <table:table-cell table:style-name="ce28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木</text:p>
          </table:table-cell>
          <table:table-cell table:style-name="ce10" office:value-type="string" calcext:value-type="string">
            <text:p>予餞会</text:p>
          </table:table-cell>
          <table:table-cell table:style-name="ce12"/>
          <table:table-cell table:style-name="ce32" office:value-type="string" calcext:value-type="string">
            <text:p>30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アキラ兄</text:p>
          </table:table-cell>
          <table:table-cell table:number-columns-repeated="1016"/>
        </table:table-row>
        <table:table-row table:style-name="ro7">
          <table:table-cell table:style-name="ce23" table:number-columns-repeated="2"/>
          <table:table-cell table:number-columns-repeated="3"/>
          <table:table-cell table:style-name="ce32" office:value-type="string" calcext:value-type="string">
            <text:p>31日</text:p>
          </table:table-cell>
          <table:table-cell table:style-name="ce9" office:value-type="string" calcext:value-type="string">
            <text:p>土</text:p>
          </table:table-cell>
          <table:table-cell table:style-name="ce20" office:value-type="string" calcext:value-type="string">
            <text:p>月末めぐみ会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6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 calcext:value-type="string">
            <text:p>退舎早祷の時期の希望：</text:p>
          </table:table-cell>
          <table:table-cell table:number-columns-repeated="2"/>
          <table:table-cell table:style-name="ce6"/>
          <table:table-cell office:value-type="string" calcext:value-type="string">
            <text:p>次月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6" office:value-type="string" calcext:value-type="string">
            <text:p>草間姉３月中旬以降</text:p>
          </table:table-cell>
          <table:table-cell table:number-columns-repeated="2"/>
          <table:table-cell table:style-name="ce18"/>
          <table:table-cell office:value-type="string" calcext:value-type="string">
            <text:p>康姉～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 calcext:value-type="string">
            <text:p>金姉３月いつでも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呉兄３月いつでも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.4" table:style-name="ta5"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Default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4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浜村兄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月</text:p>
          </table:table-cell>
          <table:table-cell table:style-name="ce42" office:value-type="string" calcext:value-type="string">
            <text:p>三島兄入舎早祷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3回聖研準備会</text:p>
          </table:table-cell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浅海兄</text:p>
          </table:table-cell>
          <table:table-cell/>
          <table:table-cell table:style-name="ce44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水</text:p>
          </table:table-cell>
          <table:table-cell table:style-name="ce42" office:value-type="string" calcext:value-type="string">
            <text:p>森下兄入舎早祷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徳永兄</text:p>
          </table:table-cell>
          <table:table-cell/>
          <table:table-cell table:style-name="ce44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松永姉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7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佐藤姉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康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伊村兄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藤木兄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吉田兄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新舎生歓迎会</text:p>
          </table:table-cell>
          <table:table-cell/>
          <table:table-cell table:style-name="ce44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松永姉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金</text:p>
          </table:table-cell>
          <table:table-cell table:style-name="ce7" office:value-type="string" calcext:value-type="string">
            <text:p>山岸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藤原兄</text:p>
          </table:table-cell>
          <table:table-cell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姜兄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月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4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 table:number-columns-repeated="2"/>
          <table:table-cell/>
          <table:table-cell table:style-name="ce40" table:number-columns-repeated="3"/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入舎の時期：</text:p>
          </table:table-cell>
          <table:table-cell table:number-columns-repeated="2"/>
          <table:table-cell table:style-name="ce40"/>
          <table:table-cell office:value-type="string" calcext:value-type="string">
            <text:p>次月　井下姉～</text:p>
          </table:table-cell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サラ姉　2月中旬</text:p>
          </table:table-cell>
          <table:table-cell table:number-columns-repeated="2"/>
          <table:table-cell table:style-name="ce40"/>
          <table:table-cell table:number-columns-repeated="2"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森下兄　2月下旬</text:p>
          </table:table-cell>
          <table:table-cell table:number-columns-repeated="2"/>
          <table:table-cell table:style-name="ce18"/>
          <table:table-cell table:style-name="ce40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0" office:value-type="string" calcext:value-type="string">
            <text:p>三島兄　2月下旬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Default" office:value-type="string" calcext:value-type="string">
            <text:p>堀兄　3月下旬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5" table:style-name="ta5"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Default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5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3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水</text:p>
          </table:table-cell>
          <table:table-cell table:style-name="ce42" office:value-type="string" calcext:value-type="string">
            <text:p>サラ姉入舎早祷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3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金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3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土</text:p>
          </table:table-cell>
          <table:table-cell table:style-name="ce42" office:value-type="string" calcext:value-type="string">
            <text:p>堀兄入舎早祷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月</text:p>
          </table:table-cell>
          <table:table-cell table:style-name="ce4" office:value-type="string" calcext:value-type="string">
            <text:p>アキラ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三島兄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4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井下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OB座談会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平松兄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森下兄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創立記念礼拝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佐藤姉</text:p>
          </table:table-cell>
          <table:table-cell/>
          <table:table-cell table:style-name="ce5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康姉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火</text:p>
          </table:table-cell>
          <table:table-cell table:style-name="ce3" office:value-type="string" calcext:value-type="string">
            <text:p>伊村兄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藤木兄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 table:number-columns-repeated="2"/>
          <table:table-cell/>
          <table:table-cell table:style-name="ce7" office:value-type="string" calcext:value-type="string">
            <text:p>31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3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40"/>
          <table:table-cell office:value-type="string" calcext:value-type="string">
            <text:p>次月　松永姉～</text:p>
          </table:table-cell>
          <table:table-cell/>
          <table:table-cell table:style-name="ce3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40"/>
          <table:table-cell table:number-columns-repeated="2"/>
          <table:table-cell table:style-name="ce3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18"/>
          <table:table-cell table:style-name="ce40"/>
          <table:table-cell/>
          <table:table-cell table:style-name="ce3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6" table:style-name="ta5"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Default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6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松永姉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康姉</text:p>
          </table:table-cell>
          <table:table-cell/>
          <table:table-cell table:style-name="ce3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堀兄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吉田兄</text:p>
          </table:table-cell>
          <table:table-cell/>
          <table:table-cell table:style-name="ce3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藤原兄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3回聖研準備会</text:p>
          </table:table-cell>
          <table:table-cell/>
          <table:table-cell table:style-name="ce3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水</text:p>
          </table:table-cell>
          <table:table-cell table:style-name="ce1" office:value-type="string" calcext:value-type="string">
            <text:p>山岸兄</text:p>
          </table:table-cell>
          <table:table-cell/>
          <table:table-cell table:style-name="ce1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三島兄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金</text:p>
          </table:table-cell>
          <table:table-cell table:style-name="ce4" office:value-type="string" calcext:value-type="string">
            <text:p>アキラ兄</text:p>
          </table:table-cell>
          <table:table-cell/>
          <table:table-cell table:style-name="ce3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公開講演会</text:p>
          </table:table-cell>
          <table:table-cell/>
          <table:table-cell table:style-name="ce3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土</text:p>
          </table:table-cell>
          <table:table-cell table:style-name="ce3" office:value-type="string" calcext:value-type="string">
            <text:p>井下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3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月</text:p>
          </table:table-cell>
          <table:table-cell table:style-name="ce3" office:value-type="string" calcext:value-type="string">
            <text:p>姜兄</text:p>
          </table:table-cell>
          <table:table-cell/>
          <table:table-cell table:style-name="ce3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月</text:p>
          </table:table-cell>
          <table:table-cell table:style-name="ce5" office:value-type="string" calcext:value-type="string">
            <text:p>サラ姉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3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浜村兄</text:p>
          </table:table-cell>
          <table:table-cell/>
          <table:table-cell table:style-name="ce3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水</text:p>
          </table:table-cell>
          <table:table-cell table:style-name="ce3" office:value-type="string" calcext:value-type="string">
            <text:p>平松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木</text:p>
          </table:table-cell>
          <table:table-cell table:style-name="ce3" office:value-type="string" calcext:value-type="string">
            <text:p>浅海兄</text:p>
          </table:table-cell>
          <table:table-cell/>
          <table:table-cell table:style-name="ce3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徳永兄</text:p>
          </table:table-cell>
          <table:table-cell/>
          <table:table-cell table:style-name="ce3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金</text:p>
          </table:table-cell>
          <table:table-cell table:style-name="ce3" office:value-type="string" calcext:value-type="string">
            <text:p>森下兄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3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/>
          <table:table-cell table:style-name="ce40"/>
          <table:table-cell table:number-columns-repeated="2"/>
          <table:table-cell table:style-name="ce40"/>
          <table:table-cell office:value-type="string" calcext:value-type="string">
            <text:p>次月　佐藤姉～</text:p>
          </table:table-cell>
          <table:table-cell/>
          <table:table-cell table:style-name="ce3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40"/>
          <table:table-cell table:number-columns-repeated="2"/>
          <table:table-cell table:style-name="ce3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2"/>
          <table:table-cell table:style-name="ce18"/>
          <table:table-cell table:style-name="ce40"/>
          <table:table-cell/>
          <table:table-cell table:style-name="ce3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サラ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8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8.7" table:style-name="ta5"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ce39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7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月</text:p>
          </table:table-cell>
          <table:table-cell table:style-name="ce49" office:value-type="string" calcext:value-type="string">
            <text:p>カルナー姉入舎早祈祷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佐藤姉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3回聖研準備会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井下姉</text:p>
          </table:table-cell>
          <table:table-cell/>
          <table:table-cell table:style-name="ce44" office:value-type="string" calcext:value-type="string">
            <text:p>カルナー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伊村兄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金</text:p>
          </table:table-cell>
          <table:table-cell table:style-name="ce47" office:value-type="string" calcext:value-type="string">
            <text:p>サラ姉</text:p>
          </table:table-cell>
          <table:table-cell/>
          <table:table-cell table:style-name="ce44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平松兄</text:p>
          </table:table-cell>
          <table:table-cell/>
          <table:table-cell table:style-name="ce7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藤木兄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50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森下兄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松永姉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アキラ兄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堀兄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OB座談会</text:p>
          </table:table-cell>
          <table:table-cell/>
          <table:table-cell table:style-name="ce51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康姉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藤原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吉田兄</text:p>
          </table:table-cell>
          <table:table-cell/>
          <table:table-cell table:style-name="ce47" office:value-type="string" calcext:value-type="string">
            <text:p>麻生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三島兄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月</text:p>
          </table:table-cell>
          <table:table-cell table:style-name="ce49" office:value-type="string" calcext:value-type="string">
            <text:p>藤木兄退舎早祷</text:p>
          </table:table-cell>
          <table:table-cell/>
          <table:table-cell table:style-name="ce44" office:value-type="string" calcext:value-type="string">
            <text:p>藤木兄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/>
          <table:table-cell table:style-name="ce40" office:value-type="string" calcext:value-type="string">
            <text:p>大長姉6/10入寮</text:p>
          </table:table-cell>
          <table:table-cell/>
          <table:table-cell table:style-name="ce7" office:value-type="string" calcext:value-type="string">
            <text:p>31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 office:value-type="string" calcext:value-type="string">
            <text:p>カルナー姉5/31入寮</text:p>
          </table:table-cell>
          <table:table-cell table:number-columns-repeated="2"/>
          <table:table-cell table:style-name="ce40"/>
          <table:table-cell table:number-columns-repeated="2"/>
          <table:table-cell table:style-name="ce44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 office:value-type="string" calcext:value-type="string">
            <text:p>麻生姉6/10入寮</text:p>
          </table:table-cell>
          <table:table-cell table:number-columns-repeated="2"/>
          <table:table-cell table:style-name="ce18"/>
          <table:table-cell table:style-name="Default"/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8"/>
          <table:table-cell table:number-columns-repeated="3"/>
          <table:table-cell table:style-name="ce39"/>
          <table:table-cell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 table:number-rows-repeated="2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8.8" table:style-name="ta5"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8" table:number-columns-repeated="1015" table:default-cell-style-name="ce38"/>
        <table:table-column table:style-name="co8" table:default-cell-style-name="ce39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8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水</text:p>
          </table:table-cell>
          <table:table-cell table:style-name="ce7" office:value-type="string" calcext:value-type="string">
            <text:p>山岸兄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木</text:p>
          </table:table-cell>
          <table:table-cell table:style-name="ce44" office:value-type="string" calcext:value-type="string">
            <text:p>藤原兄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井下姉</text:p>
          </table:table-cell>
          <table:table-cell/>
          <table:table-cell table:style-name="ce44" office:value-type="string" calcext:value-type="string">
            <text:p>稲村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平松兄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姜兄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大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カルナー姉</text:p>
          </table:table-cell>
          <table:table-cell/>
          <table:table-cell table:style-name="ce44" office:value-type="string" calcext:value-type="string">
            <text:p>カルナー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月</text:p>
          </table:table-cell>
          <table:table-cell table:style-name="ce49" office:value-type="string" calcext:value-type="string">
            <text:p>麻生姉入舎早祷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三島兄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浜村兄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康姉</text:p>
          </table:table-cell>
          <table:table-cell/>
          <table:table-cell table:style-name="ce44" office:value-type="string" calcext:value-type="string">
            <text:p>吉田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水</text:p>
          </table:table-cell>
          <table:table-cell table:style-name="ce49" office:value-type="string" calcext:value-type="string">
            <text:p>大長姉入舎早祷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木</text:p>
          </table:table-cell>
          <table:table-cell table:style-name="ce44" office:value-type="string" calcext:value-type="string">
            <text:p>吉田兄</text:p>
          </table:table-cell>
          <table:table-cell/>
          <table:table-cell table:style-name="ce7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木</text:p>
          </table:table-cell>
          <table:table-cell table:style-name="ce44" office:value-type="string" calcext:value-type="string">
            <text:p>浅海兄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金</text:p>
          </table:table-cell>
          <table:table-cell table:style-name="ce7" office:value-type="string" calcext:value-type="string">
            <text:p>山岸兄</text:p>
          </table:table-cell>
          <table:table-cell/>
          <table:table-cell table:style-name="ce50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金</text:p>
          </table:table-cell>
          <table:table-cell table:style-name="ce51" office:value-type="string" calcext:value-type="string">
            <text:p>徳永兄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土</text:p>
          </table:table-cell>
          <table:table-cell table:style-name="ce50" office:value-type="string" calcext:value-type="string">
            <text:p>アキラ兄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佐藤姉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姜兄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伊村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浅海兄</text:p>
          </table:table-cell>
          <table:table-cell/>
          <table:table-cell table:style-name="ce51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松永姉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水</text:p>
          </table:table-cell>
          <table:table-cell table:style-name="ce51" office:value-type="string" calcext:value-type="string">
            <text:p>徳永兄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堀兄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木</text:p>
          </table:table-cell>
          <table:table-cell table:style-name="ce44" office:value-type="string" calcext:value-type="string">
            <text:p>浜村兄</text:p>
          </table:table-cell>
          <table:table-cell/>
          <table:table-cell table:style-name="ce47" office:value-type="string" calcext:value-type="string">
            <text:p>麻生姉</text:p>
          </table:table-cell>
          <table:table-cell table:number-columns-repeated="1014"/>
        </table:table-row>
        <table:table-row table:style-name="ro10">
          <table:table-cell table:style-name="ce37" table:number-columns-repeated="2"/>
          <table:table-cell table:style-name="ce39"/>
          <table:table-cell table:style-name="Default"/>
          <table:table-cell/>
          <table:table-cell table:style-name="ce52" office:value-type="string" calcext:value-type="string">
            <text:p>31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2"/>
          <table:table-cell table:style-name="ce40"/>
          <table:table-cell office:value-type="string" calcext:value-type="string">
            <text:p>次月佐藤姉～</text:p>
          </table:table-cell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2"/>
          <table:table-cell table:style-name="ce18"/>
          <table:table-cell table:style-name="Default" office:value-type="string" calcext:value-type="string">
            <text:p>大長姉＋1</text:p>
          </table:table-cell>
          <table:table-cell/>
          <table:table-cell table:style-name="ce44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 office:value-type="string" calcext:value-type="string">
            <text:p>9月中旬稲村姉入舎早祷</text:p>
          </table:table-cell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8"/>
          <table:table-cell table:number-columns-repeated="3"/>
          <table:table-cell table:style-name="ce39"/>
          <table:table-cell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40"/>
          <table:table-cell table:number-columns-repeated="6"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9"/>
          <table:table-cell/>
          <table:table-cell table:style-name="Default"/>
          <table:table-cell table:number-columns-repeated="1014"/>
        </table:table-row>
        <table:table-row table:style-name="ro5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8.9" table:style-name="ta5">
        <office:forms form:automatic-focus="false" form:apply-design-mode="false"/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14" table:default-cell-style-name="ce38"/>
        <table:table-column table:style-name="co8" table:number-columns-repeated="1014" table:default-cell-style-name="ce38"/>
        <table:table-column table:style-name="co8" table:default-cell-style-name="ce39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9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佐藤姉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月</text:p>
          </table:table-cell>
          <table:table-cell table:style-name="ce47" office:value-type="string" calcext:value-type="string">
            <text:p>サラ姉</text:p>
          </table:table-cell>
          <table:table-cell/>
          <table:table-cell table:style-name="ce44" office:value-type="string" calcext:value-type="string">
            <text:p>稲村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伊村兄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3回聖研準備会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1回聖研準備会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平松兄</text:p>
          </table:table-cell>
          <table:table-cell/>
          <table:table-cell table:style-name="ce44" office:value-type="string" calcext:value-type="string">
            <text:p>大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松永姉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4" office:value-type="string" calcext:value-type="string">
            <text:p>カルナー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大長姉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カルナー姉</text:p>
          </table:table-cell>
          <table:table-cell/>
          <table:table-cell table:style-name="ce7" office:value-type="string" calcext:value-type="string">
            <text:p>山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堀兄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50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康姉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藤原兄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水</text:p>
          </table:table-cell>
          <table:table-cell table:style-name="ce50" office:value-type="string" calcext:value-type="string">
            <text:p>アキラ兄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三島兄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OB座談会</text:p>
          </table:table-cell>
          <table:table-cell/>
          <table:table-cell table:style-name="ce51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金</text:p>
          </table:table-cell>
          <table:table-cell table:style-name="ce50" office:value-type="string" calcext:value-type="string">
            <text:p>姜兄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井下姉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土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7" office:value-type="string" calcext:value-type="string">
            <text:p>麻生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土</text:p>
          </table:table-cell>
          <table:table-cell table:style-name="ce49" office:value-type="string" calcext:value-type="string">
            <text:p>稲村姉入舎早祷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7"/>
          <table:table-cell table:style-name="ce53"/>
          <table:table-cell table:style-name="ce39"/>
          <table:table-cell table:style-name="Default"/>
          <table:table-cell table:number-columns-repeated="2"/>
          <table:table-cell table:style-name="ce40"/>
          <table:table-cell office:value-type="string" calcext:value-type="string">
            <text:p>次月浜村兄～</text:p>
          </table:table-cell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2"/>
          <table:table-cell table:style-name="ce18"/>
          <table:table-cell table:style-name="Default"/>
          <table:table-cell/>
          <table:table-cell table:style-name="ce44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ce39"/>
          <table:table-cell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8"/>
          <table:table-cell table:number-columns-repeated="5"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40"/>
          <table:table-cell table:number-columns-repeated="4"/>
          <table:table-cell table:style-name="ce39"/>
          <table:table-cell/>
          <table:table-cell table:style-name="Default"/>
          <table:table-cell table:number-columns-repeated="1014"/>
        </table:table-row>
        <table:table-row table:style-name="ro5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8.10" table:style-name="ta5">
        <office:forms form:automatic-focus="false" form:apply-design-mode="false"/>
        <table:table-column table:style-name="co9" table:number-columns-repeated="2" table:default-cell-style-name="ce38"/>
        <table:table-column table:style-name="co10" table:default-cell-style-name="ce38"/>
        <table:table-column table:style-name="co6" table:default-cell-style-name="ce38"/>
        <table:table-column table:style-name="co13" table:default-cell-style-name="ce38"/>
        <table:table-column table:style-name="co9" table:default-cell-style-name="ce38"/>
        <table:table-column table:style-name="co10" table:default-cell-style-name="ce38"/>
        <table:table-column table:style-name="co7" table:default-cell-style-name="ce38"/>
        <table:table-column table:style-name="co14" table:default-cell-style-name="ce38"/>
        <table:table-column table:style-name="co8" table:number-columns-repeated="1014" table:default-cell-style-name="ce38"/>
        <table:table-column table:style-name="co8" table:default-cell-style-name="ce39"/>
        <table:table-row table:style-name="ro8">
          <table:table-cell table:style-name="ce28" table:number-columns-repeated="2"/>
          <table:table-cell table:style-name="ce18"/>
          <table:table-cell table:style-name="ce41"/>
          <table:table-cell table:style-name="ce45"/>
          <table:table-cell table:style-name="ce28"/>
          <table:table-cell table:style-name="ce18"/>
          <table:table-cell table:style-name="ce31"/>
          <table:table-cell/>
          <table:table-cell table:style-name="ce31"/>
          <table:table-cell table:number-columns-repeated="1014"/>
        </table:table-row>
        <table:table-row table:style-name="ro9">
          <table:table-cell table:style-name="ce28"/>
          <table:table-cell table:style-name="ce29" office:value-type="string" calcext:value-type="string" table:number-columns-spanned="7" table:number-rows-spanned="1">
            <text:p>2018年10月早祷表</text:p>
          </table:table-cell>
          <table:covered-table-cell table:style-name="ce18"/>
          <table:covered-table-cell table:style-name="ce41"/>
          <table:covered-table-cell table:style-name="ce45"/>
          <table:covered-table-cell table:style-name="ce28"/>
          <table:covered-table-cell table:style-name="ce18"/>
          <table:covered-table-cell table:style-name="ce31"/>
          <table:table-cell/>
          <table:table-cell table:style-name="ce31" office:value-type="string" calcext:value-type="string">
            <text:p>部屋のならび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浜村兄</text:p>
          </table:table-cell>
          <table:table-cell table:style-name="ce45"/>
          <table:table-cell table:style-name="ce7" office:value-type="string" calcext:value-type="string">
            <text:p>16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/>
          <table:table-cell table:style-name="ce44" office:value-type="string" calcext:value-type="string">
            <text:p>平松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2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5"/>
          <table:table-cell table:style-name="ce7" office:value-type="string" calcext:value-type="string">
            <text:p>17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藤原兄</text:p>
          </table:table-cell>
          <table:table-cell/>
          <table:table-cell table:style-name="ce44" office:value-type="string" calcext:value-type="string">
            <text:p>稲村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3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浅海兄</text:p>
          </table:table-cell>
          <table:table-cell table:style-name="ce45"/>
          <table:table-cell table:style-name="ce7" office:value-type="string" calcext:value-type="string">
            <text:p>18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聖書研究会</text:p>
          </table:table-cell>
          <table:table-cell/>
          <table:table-cell table:style-name="ce44" office:value-type="string" calcext:value-type="string">
            <text:p>森下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4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総会</text:p>
          </table:table-cell>
          <table:table-cell table:style-name="ce45"/>
          <table:table-cell table:style-name="ce7" office:value-type="string" calcext:value-type="string">
            <text:p>19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三島兄</text:p>
          </table:table-cell>
          <table:table-cell/>
          <table:table-cell table:style-name="ce44" office:value-type="string" calcext:value-type="string">
            <text:p>大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5日</text:p>
          </table:table-cell>
          <table:table-cell table:style-name="ce9" office:value-type="string" calcext:value-type="string">
            <text:p>金</text:p>
          </table:table-cell>
          <table:table-cell table:style-name="ce43" office:value-type="string" calcext:value-type="string">
            <text:p>休み</text:p>
          </table:table-cell>
          <table:table-cell table:style-name="ce45"/>
          <table:table-cell table:style-name="ce7" office:value-type="string" calcext:value-type="string">
            <text:p>20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井下姉</text:p>
          </table:table-cell>
          <table:table-cell/>
          <table:table-cell table:style-name="ce44" office:value-type="string" calcext:value-type="string">
            <text:p>カルナー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6日</text:p>
          </table:table-cell>
          <table:table-cell table:style-name="ce9" office:value-type="string" calcext:value-type="string">
            <text:p>土</text:p>
          </table:table-cell>
          <table:table-cell table:style-name="ce51" office:value-type="string" calcext:value-type="string">
            <text:p>徳永兄</text:p>
          </table:table-cell>
          <table:table-cell table:style-name="ce46"/>
          <table:table-cell table:style-name="ce7" office:value-type="string" calcext:value-type="string">
            <text:p>21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康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7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2日</text:p>
          </table:table-cell>
          <table:table-cell table:style-name="ce9" office:value-type="string" calcext:value-type="string">
            <text:p>月</text:p>
          </table:table-cell>
          <table:table-cell table:style-name="ce47" office:value-type="string" calcext:value-type="string">
            <text:p>サラ姉</text:p>
          </table:table-cell>
          <table:table-cell/>
          <table:table-cell table:style-name="ce7" office:value-type="string" calcext:value-type="string">
            <text:p>中山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8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伊村兄</text:p>
          </table:table-cell>
          <table:table-cell table:style-name="ce46"/>
          <table:table-cell table:style-name="ce7" office:value-type="string" calcext:value-type="string">
            <text:p>23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聖研反省会</text:p>
          </table:table-cell>
          <table:table-cell/>
          <table:table-cell table:style-name="ce50" office:value-type="string" calcext:value-type="string">
            <text:p>アキラ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9日</text:p>
          </table:table-cell>
          <table:table-cell table:style-name="ce9" office:value-type="string" calcext:value-type="string">
            <text:p>火</text:p>
          </table:table-cell>
          <table:table-cell table:style-name="ce43" office:value-type="string" calcext:value-type="string">
            <text:p>第2回聖研準備会</text:p>
          </table:table-cell>
          <table:table-cell table:style-name="ce40"/>
          <table:table-cell table:style-name="ce7" office:value-type="string" calcext:value-type="string">
            <text:p>24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平松兄</text:p>
          </table:table-cell>
          <table:table-cell/>
          <table:table-cell table:style-name="ce44" office:value-type="string" calcext:value-type="string">
            <text:p>姜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0日</text:p>
          </table:table-cell>
          <table:table-cell table:style-name="ce9" office:value-type="string" calcext:value-type="string">
            <text:p>水</text:p>
          </table:table-cell>
          <table:table-cell table:style-name="ce44" office:value-type="string" calcext:value-type="string">
            <text:p>松永姉</text:p>
          </table:table-cell>
          <table:table-cell table:style-name="ce46"/>
          <table:table-cell table:style-name="ce7" office:value-type="string" calcext:value-type="string">
            <text:p>25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OB座談会</text:p>
          </table:table-cell>
          <table:table-cell/>
          <table:table-cell table:style-name="ce44" office:value-type="string" calcext:value-type="string">
            <text:p>浜村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1日</text:p>
          </table:table-cell>
          <table:table-cell table:style-name="ce9" office:value-type="string" calcext:value-type="string">
            <text:p>木</text:p>
          </table:table-cell>
          <table:table-cell table:style-name="ce43" office:value-type="string" calcext:value-type="string">
            <text:p>合同祈祷会</text:p>
          </table:table-cell>
          <table:table-cell table:style-name="ce46"/>
          <table:table-cell table:style-name="ce7" office:value-type="string" calcext:value-type="string">
            <text:p>26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稲村姉</text:p>
          </table:table-cell>
          <table:table-cell/>
          <table:table-cell table:style-name="ce44" office:value-type="string" calcext:value-type="string">
            <text:p>浅海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2日</text:p>
          </table:table-cell>
          <table:table-cell table:style-name="ce9" office:value-type="string" calcext:value-type="string">
            <text:p>金</text:p>
          </table:table-cell>
          <table:table-cell table:style-name="ce44" office:value-type="string" calcext:value-type="string">
            <text:p>佐藤姉</text:p>
          </table:table-cell>
          <table:table-cell table:style-name="ce46"/>
          <table:table-cell table:style-name="ce7" office:value-type="string" calcext:value-type="string">
            <text:p>27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森下兄</text:p>
          </table:table-cell>
          <table:table-cell/>
          <table:table-cell table:style-name="ce51" office:value-type="string" calcext:value-type="string">
            <text:p>徳永兄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3日</text:p>
          </table:table-cell>
          <table:table-cell table:style-name="ce9" office:value-type="string" calcext:value-type="string">
            <text:p>土</text:p>
          </table:table-cell>
          <table:table-cell table:style-name="ce44" office:value-type="string" calcext:value-type="string">
            <text:p>堀兄</text:p>
          </table:table-cell>
          <table:table-cell table:style-name="ce46"/>
          <table:table-cell table:style-name="ce7" office:value-type="string" calcext:value-type="string">
            <text:p>28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/>
          <table:table-cell table:style-name="ce44" office:value-type="string" calcext:value-type="string">
            <text:p>佐藤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4日</text:p>
          </table:table-cell>
          <table:table-cell table:style-name="ce9" office:value-type="string" calcext:value-type="string">
            <text:p>日</text:p>
          </table:table-cell>
          <table:table-cell table:style-name="ce11" office:value-type="string" calcext:value-type="string">
            <text:p>主日礼拝</text:p>
          </table:table-cell>
          <table:table-cell table:style-name="ce46"/>
          <table:table-cell table:style-name="ce7" office:value-type="string" calcext:value-type="string">
            <text:p>29日</text:p>
          </table:table-cell>
          <table:table-cell table:style-name="ce9" office:value-type="string" calcext:value-type="string">
            <text:p>月</text:p>
          </table:table-cell>
          <table:table-cell table:style-name="ce44" office:value-type="string" calcext:value-type="string">
            <text:p>大長姉</text:p>
          </table:table-cell>
          <table:table-cell/>
          <table:table-cell table:style-name="ce47" office:value-type="string" calcext:value-type="string">
            <text:p>麻生姉</text:p>
          </table:table-cell>
          <table:table-cell table:number-columns-repeated="1014"/>
        </table:table-row>
        <table:table-row table:style-name="ro10">
          <table:table-cell table:style-name="ce36"/>
          <table:table-cell table:style-name="ce7" office:value-type="string" calcext:value-type="string">
            <text:p>15日</text:p>
          </table:table-cell>
          <table:table-cell table:style-name="ce9" office:value-type="string" calcext:value-type="string">
            <text:p>月</text:p>
          </table:table-cell>
          <table:table-cell table:style-name="ce47" office:value-type="string" calcext:value-type="string">
            <text:p>麻生姉</text:p>
          </table:table-cell>
          <table:table-cell table:style-name="ce46"/>
          <table:table-cell table:style-name="ce7" office:value-type="string" calcext:value-type="string">
            <text:p>30日</text:p>
          </table:table-cell>
          <table:table-cell table:style-name="ce9" office:value-type="string" calcext:value-type="string">
            <text:p>火</text:p>
          </table:table-cell>
          <table:table-cell table:style-name="ce44" office:value-type="string" calcext:value-type="string">
            <text:p>康姉</text:p>
          </table:table-cell>
          <table:table-cell/>
          <table:table-cell table:style-name="ce44" office:value-type="string" calcext:value-type="string">
            <text:p>伊村兄</text:p>
          </table:table-cell>
          <table:table-cell table:number-columns-repeated="1014"/>
        </table:table-row>
        <table:table-row table:style-name="ro10">
          <table:table-cell table:style-name="ce37"/>
          <table:table-cell table:style-name="ce53"/>
          <table:table-cell table:style-name="ce39"/>
          <table:table-cell table:style-name="Default"/>
          <table:table-cell/>
          <table:table-cell table:style-name="ce7" office:value-type="string" calcext:value-type="string">
            <text:p>31日</text:p>
          </table:table-cell>
          <table:table-cell table:style-name="ce9" office:value-type="string" calcext:value-type="string">
            <text:p>水</text:p>
          </table:table-cell>
          <table:table-cell table:style-name="ce43" office:value-type="string" calcext:value-type="string">
            <text:p>月末めぐみ会</text:p>
          </table:table-cell>
          <table:table-cell/>
          <table:table-cell table:style-name="ce44" office:value-type="string" calcext:value-type="string">
            <text:p>松永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2"/>
          <table:table-cell table:style-name="ce18"/>
          <table:table-cell table:style-name="Default"/>
          <table:table-cell/>
          <table:table-cell table:style-name="ce44" office:value-type="string" calcext:value-type="string">
            <text:p>堀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藤原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 table:number-columns-repeated="2"/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三島兄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39"/>
          <table:table-cell table:number-columns-repeated="3"/>
          <table:table-cell table:style-name="ce39"/>
          <table:table-cell/>
          <table:table-cell table:style-name="ce44" office:value-type="string" calcext:value-type="string">
            <text:p>井下姉</text:p>
          </table:table-cell>
          <table:table-cell table:number-columns-repeated="1014"/>
        </table:table-row>
        <table:table-row table:style-name="ro10">
          <table:table-cell table:number-columns-repeated="2"/>
          <table:table-cell table:style-name="ce40"/>
          <table:table-cell table:style-name="ce48"/>
          <table:table-cell table:number-columns-repeated="5"/>
          <table:table-cell table:style-name="ce47" office:value-type="string" calcext:value-type="string">
            <text:p>サラ姉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40"/>
          <table:table-cell table:number-columns-repeated="4"/>
          <table:table-cell table:style-name="ce39"/>
          <table:table-cell/>
          <table:table-cell table:style-name="Default"/>
          <table:table-cell table:number-columns-repeated="1014"/>
        </table:table-row>
        <table:table-row table:style-name="ro5">
          <table:table-cell table:number-columns-repeated="7"/>
          <table:table-cell table:style-name="ce39"/>
          <table:table-cell table:number-columns-repeated="101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family-generic="modern"/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21:07:25.697990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部屋番" style:display-name="PageStyle_部屋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.1" style:display-name="PageStyle_2018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" style:display-name="PageStyle_2018.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8.2_28_2_29_" style:display-name="PageStyle_2018.2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1" style:display-name="PageStyle_2017.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7.12" style:display-name="PageStyle_2017.1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1:05:21</meta:creation-date>
    <meta:initial-creator>hyejookim</meta:initial-creator>
    <dc:language>en-US</dc:language>
    <meta:print-date>2016-05-23T00:14:47</meta:print-date>
    <dc:date>2018-09-25T21:22:40.406068710</dc:date>
    <meta:editing-cycles>24</meta:editing-cycles>
    <meta:editing-duration>PT2H15M20S</meta:editing-duration>
    <meta:generator>LibreOffice/4.2.8.2$Linux_x86 LibreOffice_project/420m0$Build-2</meta:generator>
    <meta:document-statistic meta:table-count="13" meta:cell-count="1472" meta:object-count="0"/>
  </office:meta>
</office:document-meta>
</file>